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75cm" style:rel-column-width="2310*"/>
    </style:style>
    <style:style style:name="Table1.B" style:family="table-column">
      <style:table-column-properties style:column-width="14.926cm" style:rel-column-width="84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29.png" xlink:type="simple" xlink:show="embed" xlink:actuate="onLoad"/></draw:frame></text:p>
          </table:table-cell>
          <table:table-cell table:style-name="Table1.B1" office:value-type="string">
            <text:h text:style-name="P2" text:outline-level="1">Инерционное звено 1-го порядк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6">C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521cm" svg:height="1.769cm" draw:z-index="1"><draw:image xlink:href="../images/002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4"><draw:frame draw:style-name="fr3" draw:name="Объект1" text:anchor-type="as-char" svg:width="5.77cm" svg:height="1.2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,</text:span></text:p>
            <text:p text:style-name="P5"><text:span text:style-name="T4">где</text:span><text:span text:style-name="T4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–</text:span><text:span text:style-name="T4"> i-</text:span><text:span text:style-name="T4">ый элемент входного сигнала в блок,</text:span><text:span text:style-name="T4"><draw:frame draw:style-name="fr3" draw:name="Объект6" text:anchor-type="as-char" svg:width="0.64cm" svg:height="0.621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– элемент вектора постоянных времени,</text:span><text:span text:style-name="T4"><draw:frame draw:style-name="fr3" draw:name="Объект3" text:anchor-type="as-char" svg:width="0.58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– элемент вектора коэффициентов усиления,</text:span><text:span text:style-name="T4"><draw:frame draw:style-name="fr3" draw:name="Объект4" text:anchor-type="as-char" svg:width="1.182cm" svg:height="0.621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элемент выходного сигнала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4"><draw:frame draw:style-name="fr3" draw:name="Объект5" text:anchor-type="as-char" svg:width="3.709cm" svg:height="1.168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(</text:span><text:span text:style-name="T4">апериодика 1-го порядка),</text:span></text:p>
            <text:p text:style-name="P5">поэтому пиктограмма данного блока имеет вид передаточной функции апериодического звена 1-го порядка.</text:p>
            <text:p text:style-name="P5">Размерности сигналов входа, выхода и вектора коэффициентов должны совпадать.</text:p>
            <text:p text:style-name="P5"><text:span text:style-name="T1">Обязательное условие:</text:span> <draw:frame draw:style-name="fr3" draw:name="Объект7" text:anchor-type="as-char" svg:width="1.31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P5"><text:span text:style-name="T1">Свойства</text:span>:</text:p>
            <text:list xml:id="list1919347599140809605" text:style-name="L1">
              <text:list-item>
                <text:p text:style-name="P7">Коэффициенты усиления – вектор коэффициентов<draw:frame draw:style-name="fr3" draw:name="Объект8" text:anchor-type="as-char" svg:width="0.58cm" svg:height="0.62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Постоянные времени – вектор постоянных времени <draw:frame draw:style-name="fr3" draw:name="Объект9" text:anchor-type="as-char" svg:width="0.64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в секундах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выходной величины блока.</text:p>
              </text:list-item>
            </text:list>
            <text:p text:style-name="P5"><text:span text:style-name="T1">Примечание:</text:span> по умолчанию блок реализует «инерцию»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е звено 1-го порядка</dc:title>
    <dc:date>2014-12-08T22:51:10.73</dc:date>
    <meta:generator>OpenOffice/4.1.1$Win32 OpenOffice.org_project/411m6$Build-9775</meta:generator>
    <meta:editing-duration>PT2H10M</meta:editing-duration>
    <meta:editing-cycles>56</meta:editing-cycles>
    <meta:document-statistic meta:table-count="1" meta:image-count="2" meta:object-count="10" meta:page-count="1" meta:paragraph-count="19" meta:word-count="133" meta:character-count="1016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 cdot {{dy_i(t)} over {dt} } + y_i(t) ~=~ k_i cdot x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row>
              <mi>T</mi>
              <mo stretchy="false">⋅</mo>
              <mi>s</mi>
            </mrow>
            <mo stretchy="false">+</mo>
            <mn>1</mn>
          </mrow>
        </mrow>
      </mfrac>
    </mrow>
    <annotation encoding="StarMath 5.0">W(s) ~=~ {k} over {T cdot s + 1}</annotation>
  </semantics>
</math>
</file>

<file path=Object 6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